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cm" style:rel-width="100%" fo:margin-left="0cm" fo:margin-top="0cm" fo:margin-bottom="0.4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3.718cm" style:rel-column-width="2046*"/>
    </style:style>
    <style:style style:name="Table1.B" style:family="table-column">
      <style:table-column-properties style:column-width="3.522cm" style:rel-column-width="1938*"/>
    </style:style>
    <style:style style:name="Table1.C" style:family="table-column">
      <style:table-column-properties style:column-width="3.276cm" style:rel-column-width="1802*"/>
    </style:style>
    <style:style style:name="Table1.D" style:family="table-column">
      <style:table-column-properties style:column-width="3.274cm" style:rel-column-width="1801*"/>
    </style:style>
    <style:style style:name="Table1.E" style:family="table-column">
      <style:table-column-properties style:column-width="3.212cm" style:rel-column-width="1767*"/>
    </style:style>
    <style:style style:name="Table1.1" style:family="table-row">
      <style:table-row-properties style:min-row-height="1.82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921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7cm" style:rel-width="100%" fo:margin-left="-0.191cm" fo:margin-top="0cm" fo:margin-bottom="0cm" table:align="left" style:writing-mode="lr-tb"/>
    </style:style>
    <style:style style:name="Table2.A" style:family="table-column">
      <style:table-column-properties style:column-width="3.72cm" style:rel-column-width="14339*"/>
    </style:style>
    <style:style style:name="Table2.B" style:family="table-column">
      <style:table-column-properties style:column-width="3.522cm" style:rel-column-width="13578*"/>
    </style:style>
    <style:style style:name="Table2.C" style:family="table-column">
      <style:table-column-properties style:column-width="3.274cm" style:rel-column-width="12622*"/>
    </style:style>
    <style:style style:name="Table2.E" style:family="table-column">
      <style:table-column-properties style:column-width="3.21cm" style:rel-column-width="12374*"/>
    </style:style>
    <style:style style:name="Table2.1" style:family="table-row">
      <style:table-row-properties style:min-row-height="1.824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2" style:family="table-row">
      <style:table-row-properties style:min-row-height="1.12cm" fo:keep-together="auto"/>
    </style:style>
    <style:style style:name="Table2.A2" style:family="table-cell">
      <style:table-cell-properties fo:padding-left="0.191cm" fo:padding-right="0.191cm" fo:padding-top="0cm" fo:padding-bottom="0cm" fo:border="0.5pt solid #000000"/>
    </style:style>
    <style:style style:name="Table2.B2" style:family="table-cell">
      <style:table-cell-properties fo:padding-left="0.191cm" fo:padding-right="0.191cm" fo:padding-top="0cm" fo:padding-bottom="0cm" fo:border="0.5pt solid #000000"/>
    </style:style>
    <style:style style:name="Table2.C2" style:family="table-cell">
      <style:table-cell-properties fo:padding-left="0.191cm" fo:padding-right="0.191cm" fo:padding-top="0cm" fo:padding-bottom="0cm" fo:border="0.5pt solid #000000"/>
    </style:style>
    <style:style style:name="Table2.D2" style:family="table-cell">
      <style:table-cell-properties fo:padding-left="0.191cm" fo:padding-right="0.191cm" fo:padding-top="0cm" fo:padding-bottom="0cm" fo:border="0.5pt solid #000000"/>
    </style:style>
    <style:style style:name="Table2.E2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3.491cm" style:rel-column-width="1979*"/>
    </style:style>
    <style:style style:name="Table3.B" style:family="table-column">
      <style:table-column-properties style:column-width="13.51cm" style:rel-column-width="7659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91cm" fo:padding-right="0.191cm" fo:padding-top="0cm" fo:padding-bottom="0cm" fo:border="0.05pt solid #000000"/>
    </style:style>
    <style:style style:name="Table3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3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21_Обычный_20_текст">
      <style:paragraph-properties fo:line-height="150%" fo:text-align="justify" style:justify-single-word="false"/>
      <style:text-properties style:font-name="Times New Roman" fo:font-size="14pt" fo:language="ru" fo:country="RU" officeooo:paragraph-rsid="001ed815" style:font-size-asian="14pt" style:font-size-complex="14pt"/>
    </style:style>
    <style:style style:name="P3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1bc435" officeooo:paragraph-rsid="001ed815" style:font-size-asian="14pt" style:font-size-complex="14pt"/>
    </style:style>
    <style:style style:name="P4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20544c" officeooo:paragraph-rsid="001ed815" style:font-size-asian="14pt" style:font-size-complex="14pt"/>
    </style:style>
    <style:style style:name="P5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1dfaf7" officeooo:paragraph-rsid="001ed815" style:font-size-asian="14pt" style:font-size-complex="14pt"/>
    </style:style>
    <style:style style:name="P6" style:family="paragraph" style:parent-style-name="td_5f_text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7" style:family="paragraph" style:parent-style-name="_21_Обычный_20_текст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8" style:family="paragraph" style:parent-style-name="td_5f_text">
      <style:paragraph-properties fo:line-height="150%" fo:text-align="justify" style:justify-single-word="false"/>
      <style:text-properties style:font-name="Times New Roman" fo:font-size="14pt" officeooo:paragraph-rsid="003b8846" style:font-size-asian="14pt" style:font-size-complex="14pt"/>
    </style:style>
    <style:style style:name="P9" style:family="paragraph" style:parent-style-name="td_5f_table_5f_caption">
      <style:paragraph-properties fo:line-height="150%" fo:text-align="justify" style:justify-single-word="false" fo:orphans="0" fo:widows="0"/>
      <style:text-properties style:font-name="Times New Roman" fo:font-size="14pt" officeooo:paragraph-rsid="001ed815" style:font-size-asian="14pt" style:font-size-complex="14pt"/>
    </style:style>
    <style:style style:name="P10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officeooo:rsid="0011e699" officeooo:paragraph-rsid="0020b972" style:font-size-asian="14pt" style:font-size-complex="14pt"/>
    </style:style>
    <style:style style:name="P11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officeooo:rsid="00133da2" officeooo:paragraph-rsid="0020b972" style:font-size-asian="14pt" style:font-size-complex="14pt"/>
    </style:style>
    <style:style style:name="P12" style:family="paragraph" style:parent-style-name="td_5f_text">
      <style:paragraph-properties fo:margin-left="0cm" fo:margin-right="0cm" fo:line-height="150%" fo:text-align="justify" style:justify-single-word="false" fo:orphans="0" fo:widows="0" fo:text-indent="0cm" style:auto-text-indent="false"/>
      <style:text-properties style:font-name="Times New Roman" fo:font-size="14pt" officeooo:rsid="0014446e" officeooo:paragraph-rsid="0020b972" style:font-size-asian="14pt" style:font-size-complex="14pt"/>
    </style:style>
    <style:style style:name="P13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officeooo:rsid="0014446e" officeooo:paragraph-rsid="0020b972" style:font-size-asian="14pt" style:font-size-complex="14pt"/>
    </style:style>
    <style:style style:name="P14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78fd0" officeooo:paragraph-rsid="001ed815" style:font-size-asian="14pt" style:font-size-complex="14pt"/>
    </style:style>
    <style:style style:name="P15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78fd0" officeooo:paragraph-rsid="003bddb7" style:font-size-asian="14pt" style:font-size-complex="14pt"/>
    </style:style>
    <style:style style:name="P16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08baa6" officeooo:paragraph-rsid="001ed815" style:font-size-asian="14pt" style:font-size-complex="14pt"/>
    </style:style>
    <style:style style:name="P17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27e3" officeooo:paragraph-rsid="001ed815" style:font-size-asian="14pt" style:font-size-complex="14pt"/>
    </style:style>
    <style:style style:name="P18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27e3" officeooo:paragraph-rsid="0038fb98" style:font-size-asian="14pt" style:font-size-complex="14pt"/>
    </style:style>
    <style:style style:name="P19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27e3" officeooo:paragraph-rsid="003e1620" style:font-size-asian="14pt" style:font-size-complex="14pt"/>
    </style:style>
    <style:style style:name="P20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41695e" officeooo:paragraph-rsid="001ed815" style:font-size-asian="14pt" style:font-size-complex="14pt"/>
    </style:style>
    <style:style style:name="P21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41a962" officeooo:paragraph-rsid="001ed815" style:font-size-asian="14pt" style:font-size-complex="14pt"/>
    </style:style>
    <style:style style:name="P22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b70c1" officeooo:paragraph-rsid="001ed815" style:font-size-asian="14pt" style:font-size-complex="14pt"/>
    </style:style>
    <style:style style:name="P23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2115e2" officeooo:paragraph-rsid="001ed815" style:font-size-asian="14pt" style:font-size-complex="14pt"/>
    </style:style>
    <style:style style:name="P24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23b252" officeooo:paragraph-rsid="001ed815" style:font-size-asian="14pt" style:font-size-complex="14pt"/>
    </style:style>
    <style:style style:name="P25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50eecf" officeooo:paragraph-rsid="001ed815" style:font-size-asian="14pt" style:font-size-complex="14pt"/>
    </style:style>
    <style:style style:name="P26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50eecf" officeooo:paragraph-rsid="0045175a" style:font-size-asian="14pt" style:font-size-complex="14pt"/>
    </style:style>
    <style:style style:name="P27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0ff29d" officeooo:paragraph-rsid="001ed815" style:font-size-asian="14pt" style:font-size-complex="14pt"/>
    </style:style>
    <style:style style:name="P28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8fb98" officeooo:paragraph-rsid="0038fb98" style:font-size-asian="14pt" style:font-size-complex="14pt"/>
    </style:style>
    <style:style style:name="P29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b8846" officeooo:paragraph-rsid="003b8846" style:font-size-asian="14pt" style:font-size-complex="14pt"/>
    </style:style>
    <style:style style:name="P30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bddb7" officeooo:paragraph-rsid="003bddb7" style:font-size-asian="14pt" style:font-size-complex="14pt"/>
    </style:style>
    <style:style style:name="P31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bddb7" officeooo:paragraph-rsid="003eb9eb" style:font-size-asian="14pt" style:font-size-complex="14pt"/>
    </style:style>
    <style:style style:name="P32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21304a" officeooo:paragraph-rsid="001ed815" style:font-size-asian="14pt" style:font-size-complex="14pt"/>
    </style:style>
    <style:style style:name="P33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officeooo:rsid="003e1620" officeooo:paragraph-rsid="003e1620" style:font-size-asian="14pt" style:font-size-complex="14pt"/>
    </style:style>
    <style:style style:name="P34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186c3b" officeooo:paragraph-rsid="003eb9eb" style:font-size-asian="14pt" style:font-size-complex="14pt"/>
    </style:style>
    <style:style style:name="P35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3eb9eb" officeooo:paragraph-rsid="003eb9eb" style:font-size-asian="14pt" style:font-size-complex="14pt"/>
    </style:style>
    <style:style style:name="P36" style:family="paragraph" style:parent-style-name="td_5f_text">
      <style:paragraph-properties fo:line-height="150%" fo:text-align="justify" style:justify-single-word="false"/>
      <style:text-properties style:font-name="Times New Roman" fo:font-size="14pt" officeooo:rsid="0045175a" officeooo:paragraph-rsid="0045175a" style:font-size-asian="14pt" style:font-size-complex="14pt"/>
    </style:style>
    <style:style style:name="P37" style:family="paragraph" style:parent-style-name="td_5f_table_5f_text">
      <style:paragraph-properties fo:line-height="150%" fo:text-align="justify" style:justify-single-word="false" fo:orphans="0" fo:widows="0"/>
      <style:text-properties style:font-name="Times New Roman" fo:font-size="14pt" fo:font-weight="normal" officeooo:paragraph-rsid="001ed815" style:font-size-asian="14pt" style:font-weight-asian="normal" style:font-size-complex="14pt" style:font-weight-complex="normal"/>
    </style:style>
    <style:style style:name="P38" style:family="paragraph" style:parent-style-name="td_5f_table_5f_caption">
      <style:paragraph-properties fo:line-height="150%" fo:text-align="justify" style:justify-single-word="false" fo:orphans="0" fo:widows="0"/>
      <style:text-properties style:font-name="Times New Roman" fo:font-size="14pt" fo:font-weight="normal" officeooo:paragraph-rsid="001ed815" style:font-size-asian="14pt" style:font-weight-asian="normal" style:font-size-complex="14pt" style:font-weight-complex="normal"/>
    </style:style>
    <style:style style:name="P39" style:family="paragraph" style:parent-style-name="td_5f_tex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a9990a" officeooo:paragraph-rsid="001ed815" style:font-size-asian="14pt" style:font-weight-asian="normal" style:font-size-complex="14pt" style:font-weight-complex="normal"/>
    </style:style>
    <style:style style:name="P40" style:family="paragraph" style:parent-style-name="td_5f_text">
      <style:paragraph-properties fo:text-align="justify" style:justify-single-word="false"/>
      <style:text-properties style:font-name="Times New Roman" officeooo:rsid="008fe37b" officeooo:paragraph-rsid="0046ef3d"/>
    </style:style>
    <style:style style:name="P41" style:family="paragraph" style:parent-style-name="td_5f_text">
      <style:paragraph-properties fo:text-align="justify" style:justify-single-word="false"/>
      <style:text-properties style:font-name="Times New Roman" officeooo:rsid="003fa6e7" officeooo:paragraph-rsid="0046ef3d"/>
    </style:style>
    <style:style style:name="P42" style:family="paragraph" style:parent-style-name="td_5f_text">
      <style:paragraph-properties fo:line-height="150%" fo:text-align="justify" style:justify-single-word="false"/>
      <style:text-properties officeooo:paragraph-rsid="003eb9eb"/>
    </style:style>
    <style:style style:name="P43" style:family="paragraph" style:parent-style-name="td_5f_text">
      <style:paragraph-properties fo:line-height="150%" fo:text-align="justify" style:justify-single-word="false"/>
      <style:text-properties officeooo:rsid="003eb9eb" officeooo:paragraph-rsid="003eb9eb"/>
    </style:style>
    <style:style style:name="P44" style:family="paragraph" style:parent-style-name="td_5f_text">
      <style:paragraph-properties fo:line-height="150%" fo:text-align="justify" style:justify-single-word="false"/>
      <style:text-properties officeooo:rsid="00401f82" officeooo:paragraph-rsid="0045175a"/>
    </style:style>
    <style:style style:name="P45" style:family="paragraph" style:parent-style-name="td_5f_text">
      <style:paragraph-properties fo:line-height="150%" fo:text-align="justify" style:justify-single-word="false"/>
      <style:text-properties officeooo:rsid="00405eeb" officeooo:paragraph-rsid="0045175a"/>
    </style:style>
    <style:style style:name="P46" style:family="paragraph" style:parent-style-name="td_5f_text" style:list-style-name="L1">
      <style:paragraph-properties fo:line-height="150%" fo:text-align="justify" style:justify-single-word="false"/>
      <style:text-properties style:font-name="Times New Roman" fo:font-size="14pt" officeooo:rsid="00186c3b" officeooo:paragraph-rsid="001ed815" style:font-size-asian="14pt" style:font-size-complex="14pt"/>
    </style:style>
    <style:style style:name="P47" style:family="paragraph" style:parent-style-name="td_5f_text" style:list-style-name="L1">
      <style:paragraph-properties fo:line-height="150%" fo:text-align="justify" style:justify-single-word="false"/>
      <style:text-properties style:font-name="Times New Roman" fo:font-size="14pt" officeooo:rsid="003eb9eb" officeooo:paragraph-rsid="003eb9eb" style:font-size-asian="14pt" style:font-size-complex="14pt"/>
    </style:style>
    <style:style style:name="P48" style:family="paragraph" style:parent-style-name="td_5f_text">
      <style:paragraph-properties fo:line-height="150%" fo:text-align="justify" style:justify-single-word="false"/>
      <style:text-properties style:font-name="Times New Roman" fo:font-size="14pt" fo:language="ru" fo:country="RU" officeooo:rsid="001dfaf7" officeooo:paragraph-rsid="001ed815" style:font-size-asian="14pt" style:font-size-complex="14pt"/>
    </style:style>
    <style:style style:name="P49" style:family="paragraph" style:parent-style-name="td_5f_tex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Times New Roman" fo:font-size="14pt" fo:font-weight="normal" officeooo:rsid="004ebe57" officeooo:paragraph-rsid="0027c950" style:font-size-asian="14pt" style:font-weight-asian="normal" style:font-size-complex="14pt" style:font-weight-complex="normal"/>
    </style:style>
    <style:style style:name="P50" style:family="paragraph" style:parent-style-name="td_5f_tex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4ebe57" officeooo:paragraph-rsid="0020b972" style:font-size-asian="14pt" style:font-weight-asian="normal" style:font-size-complex="14pt" style:font-weight-complex="normal"/>
    </style:style>
    <style:style style:name="P51" style:family="paragraph" style:parent-style-name="td_5f_text" style:master-page-name="First_20_Page">
      <style:paragraph-properties fo:margin-left="0cm" fo:margin-right="0cm" fo:text-align="justify" style:justify-single-word="false" fo:text-indent="0cm" style:auto-text-indent="false" style:page-number="auto"/>
      <style:text-properties style:font-name="Times New Roman" officeooo:rsid="003fa6e7" officeooo:paragraph-rsid="0046ef3d"/>
    </style:style>
    <style:style style:name="P52" style:family="paragraph" style:parent-style-name="td_5f_text">
      <style:paragraph-properties fo:text-align="justify" style:justify-single-word="false"/>
      <style:text-properties style:font-name="Times New Roman" officeooo:rsid="008fe37b" officeooo:paragraph-rsid="0046ef3d"/>
    </style:style>
    <style:style style:name="P53" style:family="paragraph" style:parent-style-name="td_5f_text" style:list-style-name="L3">
      <style:paragraph-properties fo:line-height="150%" fo:text-align="justify" style:justify-single-word="false"/>
      <style:text-properties officeooo:rsid="0045175a" officeooo:paragraph-rsid="0045175a"/>
    </style:style>
    <style:style style:name="P54" style:family="paragraph" style:parent-style-name="td_5f_text" style:list-style-name="L4">
      <style:paragraph-properties fo:line-height="150%" fo:text-align="justify" style:justify-single-word="false"/>
      <style:text-properties officeooo:rsid="0045175a" officeooo:paragraph-rsid="0045175a"/>
    </style:style>
    <style:style style:name="P55" style:family="paragraph" style:parent-style-name="td_5f_text" style:list-style-name="L2">
      <style:paragraph-properties fo:line-height="150%" fo:text-align="justify" style:justify-single-word="false"/>
      <style:text-properties officeooo:rsid="004ebe57" officeooo:paragraph-rsid="004ebe57"/>
    </style:style>
    <style:style style:name="P56" style:family="paragraph" style:parent-style-name="td_5f_text" style:list-style-name="L4">
      <style:paragraph-properties fo:line-height="150%" fo:text-align="justify" style:justify-single-word="false"/>
      <style:text-properties officeooo:rsid="004ebe57" officeooo:paragraph-rsid="004ebe57"/>
    </style:style>
    <style:style style:name="P57" style:family="paragraph" style:parent-style-name="td_5f_text">
      <style:paragraph-properties fo:line-height="150%" fo:text-align="justify" style:justify-single-word="false"/>
      <style:text-properties officeooo:rsid="00401f82" officeooo:paragraph-rsid="00401f82"/>
    </style:style>
    <style:style style:name="P58" style:family="paragraph" style:parent-style-name="td_5f_text">
      <style:paragraph-properties fo:line-height="150%" fo:text-align="justify" style:justify-single-word="false"/>
      <style:text-properties officeooo:rsid="00405eeb" officeooo:paragraph-rsid="004ebe57"/>
    </style:style>
    <style:style style:name="P59" style:family="paragraph" style:parent-style-name="td_5f_toc_5f_caption_5f_level_5f_1" style:list-style-name="WWNum18" style:master-page-name="">
      <loext:graphic-properties draw:fill="none"/>
      <style:paragraph-properties fo:margin-left="0cm" fo:margin-right="0cm" fo:margin-top="1.499cm" fo:margin-bottom="0.21cm" style:contextual-spacing="false" fo:line-height="150%" fo:text-align="justify" style:justify-single-word="false" fo:orphans="2" fo:widows="2" fo:text-indent="1.49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fo:font-size="14pt" officeooo:rsid="008b1abe" officeooo:paragraph-rsid="001ed815" style:font-size-asian="14pt" style:font-size-complex="14pt"/>
    </style:style>
    <style:style style:name="P60" style:family="paragraph" style:parent-style-name="td_5f_toc_5f_caption_5f_level_5f_1" style:list-style-name="WWNum18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67e063" officeooo:paragraph-rsid="001ed815" style:font-size-asian="14pt" style:font-size-complex="14pt"/>
    </style:style>
    <style:style style:name="P61" style:family="paragraph" style:parent-style-name="td_5f_toc_5f_caption_5f_level_5f_1">
      <style:paragraph-properties fo:line-height="150%" fo:text-align="justify" style:justify-single-word="false"/>
      <style:text-properties style:font-name="Times New Roman" fo:font-size="14pt" officeooo:rsid="006b32b9" officeooo:paragraph-rsid="001ed815" style:font-size-asian="14pt" style:font-size-complex="14pt"/>
    </style:style>
    <style:style style:name="P62" style:family="paragraph" style:parent-style-name="td_5f_toc_5f_caption_5f_level_5f_1" style:list-style-name="WWNum18" style:master-page-name="">
      <loext:graphic-properties draw:fill="none" draw:fill-gradient-name="gradient" draw:fill-hatch-name="hatch"/>
      <style:paragraph-properties fo:margin-left="0cm" fo:margin-right="0cm" fo:margin-top="0.199cm" fo:margin-bottom="0.21cm" style:contextual-spacing="false" fo:line-height="150%" fo:text-align="justify" style:justify-single-word="false" fo:orphans="2" fo:widows="2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fo:font-size="14pt" officeooo:rsid="006b32b9" officeooo:paragraph-rsid="001ed815" style:font-size-asian="14pt" style:font-size-complex="14pt"/>
    </style:style>
    <style:style style:name="P63" style:family="paragraph" style:parent-style-name="td_5f_toc_5f_caption_5f_level_5f_1" style:list-style-name="WWNum18" style:master-page-name="">
      <loext:graphic-properties draw:fill="none" draw:fill-gradient-name="gradient" draw:fill-hatch-name="hatch"/>
      <style:paragraph-properties fo:margin-left="0cm" fo:margin-right="0cm" fo:margin-top="0cm" fo:margin-bottom="0.21cm" style:contextual-spacing="false" fo:line-height="150%" fo:text-align="justify" style:justify-single-word="false" fo:orphans="2" fo:widows="2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fo:font-size="14pt" officeooo:rsid="00625cda" officeooo:paragraph-rsid="001ed815" style:font-size-asian="14pt" style:font-size-complex="14pt"/>
    </style:style>
    <style:style style:name="P64" style:family="paragraph" style:parent-style-name="td_5f_toc_5f_caption_5f_level_5f_1" style:list-style-name="WWNum18" style:master-page-name="">
      <loext:graphic-properties draw:fill="none"/>
      <style:paragraph-properties fo:margin-left="0cm" fo:margin-right="0cm" fo:margin-top="0.3cm" fo:margin-bottom="0cm" style:contextual-spacing="false" fo:line-height="150%" fo:text-align="justify" style:justify-single-word="false" fo:orphans="2" fo:widows="2" fo:text-indent="0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style:font-name="Times New Roman" officeooo:paragraph-rsid="001ed815"/>
    </style:style>
    <style:style style:name="P65" style:family="paragraph" style:parent-style-name="td_5f_toc_5f_caption_5f_level_5f_2" style:list-style-name="WWNum18" style:master-page-name="">
      <loext:graphic-properties draw:fill="none"/>
      <style:paragraph-properties fo:margin-left="1.499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" fo:font-size="14pt" officeooo:paragraph-rsid="001ed815" style:font-size-asian="14pt" style:font-size-complex="14pt"/>
    </style:style>
    <style:style style:name="P66" style:family="paragraph" style:parent-style-name="td_5f_toc_5f_caption_5f_level_5f_2" style:list-style-name="WWNum18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67" style:family="paragraph" style:parent-style-name="td_5f_toc_5f_caption_5f_level_5f_3" style:list-style-name="WWNum18">
      <style:paragraph-properties fo:line-height="150%" fo:text-align="justify" style:justify-single-word="false"/>
      <style:text-properties style:font-name="Times New Roman" fo:font-size="14pt" officeooo:paragraph-rsid="001ed815" style:font-size-asian="14pt" style:font-size-complex="14pt"/>
    </style:style>
    <style:style style:name="P68" style:family="paragraph" style:parent-style-name="td_5f_toc_5f_caption_5f_level_5f_3" style:list-style-name="WWNum18" style:master-page-name="">
      <loext:graphic-properties draw:fill="none"/>
      <style:paragraph-properties fo:margin-left="1.499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Times New Roman" fo:font-size="14pt" officeooo:paragraph-rsid="001ed815" style:font-size-asian="14pt" style:font-size-complex="14pt"/>
    </style:style>
    <style:style style:name="T1" style:family="text">
      <style:text-properties style:font-name="Times New Roman" fo:font-size="14pt" officeooo:rsid="00186c3b" style:font-size-asian="14pt" style:font-size-complex="14pt"/>
    </style:style>
    <style:style style:name="T2" style:family="text">
      <style:text-properties style:font-name="Times New Roman" fo:font-size="14pt" officeooo:rsid="003bddb7" style:font-size-asian="14pt" style:font-size-complex="14pt"/>
    </style:style>
    <style:style style:name="T3" style:family="text">
      <style:text-properties style:font-name="Times New Roman" fo:font-size="14pt" officeooo:rsid="003eb9eb" style:font-size-asian="14pt" style:font-size-complex="14pt"/>
    </style:style>
    <style:style style:name="T4" style:family="text">
      <style:text-properties officeooo:rsid="006b32b9"/>
    </style:style>
    <style:style style:name="T5" style:family="text">
      <style:text-properties fo:font-size="14pt" fo:font-weight="bold" officeooo:rsid="008ef74c" style:font-size-asian="14pt" style:font-weight-asian="bold" style:font-size-complex="14pt" style:font-weight-complex="bold"/>
    </style:style>
    <style:style style:name="T6" style:family="text">
      <style:text-properties officeooo:rsid="0091bed8"/>
    </style:style>
    <style:style style:name="T7" style:family="text">
      <style:text-properties officeooo:rsid="0053c1ea"/>
    </style:style>
    <style:style style:name="T8" style:family="text">
      <style:text-properties officeooo:rsid="0041695e"/>
    </style:style>
    <style:style style:name="T9" style:family="text">
      <style:text-properties officeooo:rsid="0067e063"/>
    </style:style>
    <style:style style:name="T10" style:family="text">
      <style:text-properties officeooo:rsid="00178fd0"/>
    </style:style>
    <style:style style:name="T11" style:family="text">
      <style:text-properties officeooo:rsid="001827e3"/>
    </style:style>
    <style:style style:name="T12" style:family="text">
      <style:text-properties officeooo:rsid="0063824b"/>
    </style:style>
    <style:style style:name="T13" style:family="text">
      <style:text-properties officeooo:rsid="0019deef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454cd5"/>
    </style:style>
    <style:style style:name="T16" style:family="text">
      <style:text-properties fo:language="ru" fo:country="RU" officeooo:rsid="0023a906"/>
    </style:style>
    <style:style style:name="T17" style:family="text">
      <style:text-properties fo:language="ru" fo:country="RU" officeooo:rsid="004f24d5"/>
    </style:style>
    <style:style style:name="T18" style:family="text">
      <style:text-properties fo:language="ru" fo:country="RU" officeooo:rsid="001dfaf7"/>
    </style:style>
    <style:style style:name="T19" style:family="text">
      <style:text-properties fo:language="ru" fo:country="RU" officeooo:rsid="00685f42"/>
    </style:style>
    <style:style style:name="T20" style:family="text">
      <style:text-properties fo:language="ru" fo:country="RU" officeooo:rsid="0064d66b"/>
    </style:style>
    <style:style style:name="T21" style:family="text">
      <style:text-properties fo:language="ru" fo:country="RU" officeooo:rsid="001bc435"/>
    </style:style>
    <style:style style:name="T22" style:family="text">
      <style:text-properties fo:language="ru" fo:country="RU" officeooo:rsid="0020544c"/>
    </style:style>
    <style:style style:name="T23" style:family="text">
      <style:text-properties fo:language="ru" fo:country="RU" officeooo:rsid="004833ef"/>
    </style:style>
    <style:style style:name="T24" style:family="text">
      <style:text-properties officeooo:rsid="00451d45"/>
    </style:style>
    <style:style style:name="T25" style:family="text">
      <style:text-properties officeooo:rsid="0008baa6"/>
    </style:style>
    <style:style style:name="T26" style:family="text">
      <style:text-properties officeooo:rsid="00454cd5"/>
    </style:style>
    <style:style style:name="T27" style:family="text">
      <style:text-properties officeooo:rsid="000c318e"/>
    </style:style>
    <style:style style:name="T28" style:family="text">
      <style:text-properties officeooo:rsid="004c8847"/>
    </style:style>
    <style:style style:name="T29" style:family="text">
      <style:text-properties officeooo:rsid="004e6c5a"/>
    </style:style>
    <style:style style:name="T30" style:family="text">
      <style:text-properties officeooo:rsid="00227571"/>
    </style:style>
    <style:style style:name="T31" style:family="text">
      <style:text-properties officeooo:rsid="000fec38"/>
    </style:style>
    <style:style style:name="T32" style:family="text">
      <style:text-properties officeooo:rsid="004f24d5"/>
    </style:style>
    <style:style style:name="T33" style:family="text">
      <style:text-properties officeooo:rsid="0010739a"/>
    </style:style>
    <style:style style:name="T34" style:family="text">
      <style:text-properties officeooo:rsid="00696fe3"/>
    </style:style>
    <style:style style:name="T35" style:family="text">
      <style:text-properties officeooo:rsid="0038fb98"/>
    </style:style>
    <style:style style:name="T36" style:family="text">
      <style:text-properties officeooo:rsid="003a4e32"/>
    </style:style>
    <style:style style:name="T37" style:family="text">
      <style:text-properties officeooo:rsid="003b4ebb"/>
    </style:style>
    <style:style style:name="T38" style:family="text">
      <style:text-properties officeooo:rsid="003b8846"/>
    </style:style>
    <style:style style:name="T39" style:family="text">
      <style:text-properties officeooo:rsid="003bddb7"/>
    </style:style>
    <style:style style:name="T40" style:family="text">
      <style:text-properties officeooo:rsid="001dd5ed"/>
    </style:style>
    <style:style style:name="T41" style:family="text">
      <style:text-properties officeooo:rsid="003dbcc9"/>
    </style:style>
    <style:style style:name="T42" style:family="text">
      <style:text-properties officeooo:rsid="003e1620"/>
    </style:style>
    <style:style style:name="T43" style:family="text">
      <style:text-properties officeooo:rsid="003eb9eb"/>
    </style:style>
    <style:style style:name="T44" style:family="text">
      <style:text-properties officeooo:rsid="003f7825"/>
    </style:style>
    <style:style style:name="T45" style:family="text">
      <style:text-properties officeooo:rsid="0045175a"/>
    </style:style>
    <style:style style:name="T46" style:family="text">
      <style:text-properties officeooo:rsid="004589ca"/>
    </style:style>
    <style:style style:name="T47" style:family="text">
      <style:text-properties officeooo:rsid="003fa6e7"/>
    </style:style>
    <style:style style:name="T48" style:family="text">
      <style:text-properties officeooo:rsid="004c6606"/>
    </style:style>
    <style:style style:name="T49" style:family="text">
      <style:text-properties officeooo:rsid="004cae4f"/>
    </style:style>
    <style:style style:name="T50" style:family="text">
      <style:text-properties officeooo:rsid="004ebe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5"><text:tab/></text:span>В мире миллионы сайтов и интернет сервисов разрабатываются в условиях быстрой разработки. Такой вид разработки позволяет в короткие сроки создавать сайты, онлайн платформы игры и другие приложения. Однако данный подход имеет существенные недостатки. </text:p>
      <text:p text:style-name="P41">К недостаткам принято относить ошибки и просчёты в проектировании и реализации интернет приложения. Среди подобный ошибок встречаются: ошибки конфигурации сервера, ошибки работы системы контроля доступа и межсетевых экранов, неактуальный версии программных компонентов, установленных на сервере. Все эти аспекты дают почву для работы злоумышленников, преследующих самые разнообразные цели.</text:p>
      <text:p text:style-name="P41">Для предотвращения сбоев в программном обеспечении необходимо проводить тестирования на проникновения, процедуру анализа работоспособности сервера с целью выявления уязвимостей информационной безопасности и их <text:s/>дальнейшего устранения. Подобного рода процедуры приводят к нежелательным тратам денежных средств, особенно если речь идёт о маленьких компаниях, с относительно невысокими бюджетами.</text:p>
      <text:p text:style-name="P41">Для тестирования безопасности существуют специальные инструменты, способные обнаруживать некоторые уязвимости. Проводя сканирования подобными инструментами можно найти ошибки и уязвимости, не прибегая к услугам тестировщиков безопасности.</text:p>
      <text:p text:style-name="P40">Цель курсовой работы: <text:span text:style-name="T47">Создание бесплатной платформы сканирования сайтов для выявления уязвимостей, использующую понятный пользователю интерфейс.</text:span></text:p>
      <text:p text:style-name="P40">Задачи:</text:p>
      <text:p text:style-name="P40">1. Разработать техническое задание для приложения.</text:p>
      <text:p text:style-name="P40">2. Провести <text:span text:style-name="T47">детальное </text:span>исследования предметной области.</text:p>
      <text:p text:style-name="P40">3. <text:span text:style-name="T6">Разработать </text:span><text:span text:style-name="T47">систему сканирования сайтов </text:span><text:span text:style-name="T48">на предмет наличия уязвимостей информационной безопасности.</text:span></text:p>
      <text:list xml:id="list3586847113" text:style-name="WWNum18">
        <text:list-item>
          <text:h text:style-name="P59" text:outline-level="1"><text:soft-page-break/>Техническое задание</text:h>
          <text:list>
            <text:list-item>
              <text:h text:style-name="P60" text:outline-level="1"><text:bookmark-start text:name="__RefHeading___Toc2272_3347275963"/><text:span text:style-name="T7">О</text:span>бщие сведения<text:bookmark-end text:name="__RefHeading___Toc2272_3347275963"/></text:h>
              <text:list>
                <text:list-item>
                  <text:h text:style-name="P65" text:outline-level="2"><text:bookmark-start text:name="_Toc182886416"/><text:bookmark-start text:name="_Toc449717287"/><text:bookmark-start text:name="_Toc303604250"/><text:bookmark-start text:name="__RefHeading___Toc2274_3347275963"/>Полное наименование системы<text:bookmark-end text:name="_Toc182886416"/> и е<text:span text:style-name="T8">ё</text:span> условное обозначение<text:bookmark-end text:name="_Toc449717287"/><text:bookmark-end text:name="_Toc303604250"/><text:bookmark-end text:name="__RefHeading___Toc2274_3347275963"/></text:h>
                </text:list-item>
              </text:list>
            </text:list-item>
          </text:list>
        </text:list-item>
      </text:list>
      <text:p text:style-name="P28">Автоматизированная система тестирования сайтов на наличие ошибок и уязвимостей <text:span text:style-name="T39">информационной безопасности </text:span><text:span text:style-name="T42">(ИБ)</text:span> АС «<text:span text:style-name="T42">Gxan</text:span>»<text:bookmark-start text:name="_Toc177129033"/><text:bookmark-start text:name="_Toc182886418"/></text:p>
      <text:list xml:id="list194227883435551" text:continue-numbering="true" text:style-name="WWNum18">
        <text:list-item>
          <text:list>
            <text:list-item>
              <text:list>
                <text:list-item>
                  <text:h text:style-name="P65" text:outline-level="2"><text:bookmark-start text:name="__RefHeading___Toc2278_3347275963"/><text:bookmark-start text:name="_Toc303604252"/><text:bookmark-start text:name="_Toc449717289"/><text:bookmark-start text:name="_Toc182886417"/><text:bookmark-start text:name="_Toc177129032"/><text:bookmark-end text:name="_Toc177129033"/><text:bookmark-end text:name="_Toc182886418"/>Наименование предприятий (объединений) разработчика и заказчика (пользователя) системы и их реквизиты<text:bookmark-end text:name="__RefHeading___Toc2278_3347275963"/><text:bookmark-end text:name="_Toc303604252"/><text:bookmark-end text:name="_Toc449717289"/></text:h>
                </text:list-item>
              </text:list>
            </text:list-item>
          </text:list>
        </text:list-item>
      </text:list>
      <text:p text:style-name="P14">Заказчик: Калужский филиал Московского государственного технического университета им. Н. Э. Баумана (КФ МГТУ им. Баумана).</text:p>
      <text:p text:style-name="P16">Исполнитель (разработчик): Студент группы ИУК5-<text:span text:style-name="T42">5</text:span>2Б КФ МГТУ им. Н. Э. Баумана Хохлов В. М.</text:p>
      <text:list xml:id="list194227329391517" text:continue-numbering="true" text:style-name="WWNum18">
        <text:list-item>
          <text:list>
            <text:list-item>
              <text:list>
                <text:list-item>
                  <text:h text:style-name="P65" text:outline-level="2"><text:bookmark-start text:name="__RefHeading___Toc2280_3347275963"/><text:bookmark-start text:name="_Toc303604253"/><text:bookmark-start text:name="_Toc449717290"/><text:bookmark-end text:name="_Toc177129032"/><text:bookmark-end text:name="_Toc182886417"/>Перечень документов, на основании которых созда<text:span text:style-name="T9">ё</text:span>тся система, кем и когда утверждены эти документы<text:bookmark-end text:name="__RefHeading___Toc2280_3347275963"/><text:bookmark-end text:name="_Toc303604253"/><text:bookmark-end text:name="_Toc449717290"/></text:h>
                </text:list-item>
              </text:list>
            </text:list-item>
          </text:list>
        </text:list-item>
      </text:list>
      <text:p text:style-name="P15">АС созда<text:span text:style-name="T8">ё</text:span>тся на основании данного технического задания. </text:p>
      <text:p text:style-name="P15">Иных документов, являющихся основанием разработки АС не предусмотрено.</text:p>
      <text:list xml:id="list194226219063837" text:continue-numbering="true" text:style-name="WWNum18">
        <text:list-item>
          <text:list>
            <text:list-item>
              <text:list>
                <text:list-item>
                  <text:h text:style-name="P65" text:outline-level="2"><text:bookmark-start text:name="_Toc303604254"/><text:bookmark-start text:name="_Toc449717291"/><text:bookmark-start text:name="__RefHeading___Toc2282_3347275963"/>Плановые сроки начала и окончания работы по созданию системы<text:bookmark-end text:name="_Toc303604254"/><text:bookmark-end text:name="_Toc449717291"/><text:bookmark-end text:name="__RefHeading___Toc2282_3347275963"/></text:h>
                </text:list-item>
              </text:list>
            </text:list-item>
          </text:list>
        </text:list-item>
      </text:list>
      <text:p text:style-name="P14">Плановый срок начала работы <text:span text:style-name="T35">_________________</text:span></text:p>
      <text:p text:style-name="P6"><text:span text:style-name="T10">Плановый срок окончания работы </text:span><text:span text:style-name="T35">________________</text:span></text:p>
      <text:list xml:id="list194226793187711" text:continue-numbering="true" text:style-name="WWNum18">
        <text:list-item>
          <text:list>
            <text:list-item>
              <text:h text:style-name="P61" text:outline-level="1">Назначение и цели создания системы</text:h>
              <text:list>
                <text:list-item>
                  <text:h text:style-name="P66" text:outline-level="2"><text:bookmark-start text:name="_Toc303604258"/><text:bookmark-start text:name="_Toc449717295"/><text:bookmark-start text:name="__RefHeading___Toc2290_3347275963"/>Назначение системы<text:bookmark-end text:name="_Toc303604258"/><text:bookmark-end text:name="_Toc449717295"/><text:bookmark-end text:name="__RefHeading___Toc2290_3347275963"/></text:h>
                </text:list-item>
              </text:list>
            </text:list-item>
          </text:list>
        </text:list-item>
      </text:list>
      <text:p text:style-name="P14">АС «<text:span text:style-name="T42">Gxan</text:span>» предназначена для автоматизации <text:span text:style-name="T35">проведения тестирования <text:s/></text:span><text:span text:style-name="T42">веб-приложений с целью поиска уязвимостей ИБ</text:span><text:span text:style-name="T35">, </text:span>в част<text:span text:style-name="T11">ности исполнения следующих процессов:</text:span></text:p>
      <text:p text:style-name="P18"><text:soft-page-break/><text:span text:style-name="T12">1. </text:span>Произведение <text:span text:style-name="T35">сканирования сайтов на OWASP Top 10 уязвимости</text:span>;</text:p>
      <text:p text:style-name="P17"><text:span text:style-name="T12">2. </text:span>Информирование пользователя о результатах работы.</text:p>
      <text:list xml:id="list194226567846931" text:continue-numbering="true" text:style-name="WWNum18">
        <text:list-item>
          <text:list>
            <text:list-item>
              <text:list>
                <text:list-item>
                  <text:h text:style-name="P66" text:outline-level="2"><text:bookmark-start text:name="_Toc449717296"/><text:bookmark-start text:name="_Toc303604259"/><text:bookmark-start text:name="__RefHeading___Toc2292_3347275963"/>Цели создания системы<text:bookmark-end text:name="_Toc449717296"/><text:bookmark-end text:name="_Toc303604259"/><text:bookmark-end text:name="__RefHeading___Toc2292_3347275963"/></text:h>
                </text:list-item>
              </text:list>
            </text:list-item>
          </text:list>
        </text:list-item>
      </text:list>
      <text:p text:style-name="P19"><text:span text:style-name="T42">Ц</text:span>ел<text:span text:style-name="T42">ь</text:span> создания АС «<text:span text:style-name="T42">Gxan</text:span>» <text:span text:style-name="T8">—</text:span> <text:span text:style-name="T42">создание бесплатной платформы тестирования веб-приложений на наличие уязвимостей ИБ.</text:span></text:p>
      <text:list xml:id="list194227739909582" text:continue-numbering="true" text:style-name="WWNum18">
        <text:list-item>
          <text:list>
            <text:list-item>
              <text:h text:style-name="P61" text:outline-level="1"><text:bookmark text:name="_Toc449717298"/>Характеристика объекта автоматизации</text:h>
            </text:list-item>
          </text:list>
        </text:list-item>
      </text:list>
      <text:p text:style-name="P20">Объект автоматизации — <text:span text:style-name="T36">алгоритмы сканирования веб приложений на наличие уязвимостей </text:span><text:span text:style-name="T42">ИБ</text:span><text:span text:style-name="T36">. Сканирование представляет собой запуск программ для автоматического формирования и отправления запросов на <text:s/>сервера и дальнейший анализ </text:span><text:span text:style-name="T39">результатов, поступающих от </text:span><text:span text:style-name="T43">них</text:span><text:span text:style-name="T36">. Сканирование</text:span> может реализовываться путём использования <text:span text:style-name="T36">уже реализованных техник сканирования в виде готовых программ</text:span>. Подробнее <text:span text:style-name="T36">каждый вид</text:span> <text:span text:style-name="T36">сканирования </text:span>долж<text:span text:style-name="T36">е</text:span>н быть <text:span text:style-name="T36">описан</text:span> в научно-исследовательской части курсовой работы.</text:p>
      <text:list xml:id="list194226973131502" text:continue-numbering="true" text:style-name="WWNum18">
        <text:list-item>
          <text:list>
            <text:list-item>
              <text:h text:style-name="P63" text:outline-level="1"><text:bookmark-start text:name="_Toc449717300"/><text:bookmark-start text:name="_Ref255995291"/><text:bookmark-start text:name="_Toc303604263"/><text:bookmark-start text:name="__RefHeading___Toc2300_3347275963"/>Т<text:bookmark-end text:name="_Toc449717300"/><text:bookmark-end text:name="_Ref255995291"/><text:bookmark-end text:name="_Toc303604263"/><text:span text:style-name="T4">ребования к системе</text:span><text:bookmark-end text:name="__RefHeading___Toc2300_3347275963"/></text:h>
              <text:list>
                <text:list-item>
                  <text:h text:style-name="P66" text:outline-level="2"><text:bookmark-start text:name="_Toc303604264"/><text:bookmark-start text:name="_Ref255995296"/><text:bookmark-start text:name="_Toc449717301"/><text:bookmark-start text:name="__RefHeading___Toc2302_3347275963"/>Требования к системе в целом<text:bookmark-end text:name="_Toc303604264"/><text:bookmark-end text:name="_Ref255995296"/><text:bookmark-end text:name="_Toc449717301"/><text:bookmark-end text:name="__RefHeading___Toc2302_3347275963"/></text:h>
                  <text:list>
                    <text:list-item>
                      <text:h text:style-name="P67" text:outline-level="3"><text:bookmark-start text:name="_Toc449717302"/><text:bookmark-start text:name="_Toc255920767"/><text:bookmark-start text:name="_Toc303604265"/><text:bookmark-start text:name="_Toc167102193"/><text:bookmark-start text:name="__RefHeading___Toc2304_3347275963"/>Требования к структуре и функционированию системы<text:bookmark-end text:name="_Toc449717302"/><text:bookmark-end text:name="_Toc255920767"/><text:bookmark-end text:name="_Toc303604265"/><text:bookmark-end text:name="__RefHeading___Toc2304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21">Автоматизированная система должна состоять из следующих подсистем:</text:p>
      <text:list text:style-name="L1">
        <text:list-item>
          <text:p text:style-name="P46">Подсистема <text:span text:style-name="T43">формирования отчётности</text:span></text:p>
        </text:list-item>
        <text:list-item>
          <text:p text:style-name="P46">Подсистем<text:span text:style-name="T39">а </text:span><text:span text:style-name="T43">анализа</text:span></text:p>
        </text:list-item>
        <text:list-item>
          <text:p text:style-name="P47">Открытый ведомственный информационный ресурс ФА</text:p>
        </text:list-item>
        <text:list-item>
          <text:p text:style-name="P47">Подсистема хранения данных</text:p>
        </text:list-item>
      </text:list>
      <text:p text:style-name="P34"><text:span text:style-name="T13">Подсистема</text:span> <text:span text:style-name="T43">формирования отчётности предназначена для создания и формирования отчётов в виде удобном для просмотра в браузерах, в независимости от используемой пользователем платформы.</text:span></text:p>
      <text:p text:style-name="P42"><text:span text:style-name="T1">Подсистем</text:span><text:span text:style-name="T2">а </text:span><text:span text:style-name="T3">анализа предназначена </text:span>для обработки накопленного массива данных АС <text:span text:style-name="T43">и формирования данных </text:span><text:span text:style-name="T50">удобных для хранения в базах данных.</text:span></text:p>
      <text:p text:style-name="P42"><text:soft-page-break/><text:span text:style-name="T43">Открытый ведомственный информационный ресурс ФА должна обеспечивать публичный доступ гражданам Российской Федерации к открытой части АС «Gxan» через Интернет. Т</text:span>акже АС «<text:span text:style-name="T43">Gxan</text:span>» должна обеспечивать доступ пользователей АС «<text:span text:style-name="T43">Gxan</text:span>» операционным данным БД АС (пут<text:span text:style-name="T43">ё</text:span>м предоставления сервисов, позволяющих формировать запросы на получение информации ограниченного доступа, в соответствии с уровнем компетентности пользователя).</text:p>
      <text:p text:style-name="P43">Подсистема хранения данных предназначена для хранения оперативных данных системы, данных для формирования отчётов, сформированных в процессе работы АС.</text:p>
      <text:list xml:id="list194228218180562" text:continue-list="list194226973131502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8" text:outline-level="3"><text:bookmark-start text:name="_Toc303604266"/><text:bookmark-start text:name="_Toc449717303"/><text:bookmark-start text:name="_Toc255920768"/><text:bookmark-start text:name="__RefHeading___Toc2306_3347275963"/>Требования к численности и квалификации персонала системы и режиму его работы<text:bookmark-end text:name="_Toc303604266"/><text:bookmark-end text:name="_Toc449717303"/><text:bookmark-end text:name="_Toc255920768"/><text:bookmark-end text:name="__RefHeading___Toc2306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35">Персонал АС «Gxan» должен представлять собой клиентов сайта.</text:p>
      <text:p text:style-name="P31"><text:span text:style-name="T40">К квалификации </text:span><text:span text:style-name="T43">клиентов</text:span><text:span text:style-name="T40">, эксплуатирующего АС предъявляются следующее требование: умение работать с компьютером на уровне среднего пользователя. Минимальное понимание предметной области. </text:span><text:span text:style-name="T43">Требования к численности персонала не предъявляются.</text:span></text:p>
      <text:list xml:id="list194227105583511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Toc449717304"/><text:bookmark-start text:name="_Toc303604267"/><text:bookmark-start text:name="_Toc255920769"/><text:bookmark-start text:name="__RefHeading___Toc2308_3347275963"/>Показатели назначения<text:bookmark-end text:name="_Toc449717304"/><text:bookmark-end text:name="_Toc303604267"/><text:bookmark-end text:name="_Toc255920769"/><text:bookmark-end text:name="__RefHeading___Toc2308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22">АС должна сохранять сво<text:span text:style-name="T24">ё</text:span> целевое назначение на протяжении <text:span text:style-name="T25">всего цикла</text:span> работы. <text:span text:style-name="T43">Система должна обеспечивать возможность одновременной работы не менее 2 пользователя.</text:span></text:p>
      <text:list xml:id="list194227148098945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Toc449717307"/><text:bookmark-start text:name="_Toc255920772"/><text:bookmark-start text:name="_Toc303604270"/><text:bookmark-start text:name="__RefHeading___Toc2314_3347275963"/>Требования к эргономике и технической эстетике<text:bookmark-end text:name="_Toc449717307"/><text:bookmark-end text:name="_Toc255920772"/><text:bookmark-end text:name="_Toc303604270"/><text:bookmark-end text:name="__RefHeading___Toc2314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3">Взаимодействие пользователей с прикладным программным обеспечением, входящим в состав системы, должно осуществляться посредством визуального графического интерфейса. Интерфейс системы должен быть понятным и удобным, не должен быть перегружен графическими элементами и должен обеспечивать быстрое отображение экранных форм. </text:p>
      <text:p text:style-name="P2"><text:soft-page-break/>Интерфейс должен быть рассчитан на преимущественное использование манипулятора типа «мышь», <text:span text:style-name="T26">к</text:span>лавиатурный режим ввода должен использоваться главным образом при заполнении и/или редактировании текстовых и числовых полей экранных форм.</text:p>
      <text:p text:style-name="P7"><text:span text:style-name="T14">Экранные формы должны разрабатываться с уч</text:span><text:span text:style-name="T15">ё</text:span><text:span text:style-name="T14">том требований унификации: все экранные формы пользовательского интерфейса должны быть выполнены в едином графическом дизайне, с одинаковым расположением основных элементов управления и навигации; </text:span><text:span text:style-name="T21">для обозначения сходных операций должны использоваться сходные графические значки, кнопки и другие управляющие (навигационные) элементы. </text:span></text:p>
      <text:list xml:id="list194226710527733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Toc255920778"/><text:bookmark-start text:name="_Toc449717313"/><text:bookmark-start text:name="_Toc303604276"/><text:bookmark-start text:name="__RefHeading___Toc2326_3347275963"/>Требования к патентной чистоте<text:bookmark-end text:name="_Toc255920778"/><text:bookmark-end text:name="_Toc449717313"/><text:bookmark-end text:name="_Toc303604276"/><text:bookmark-end text:name="__RefHeading___Toc2326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4">Установка системы в целом, как и установка отдельных частей системы не должна предъявлять требований к покупке лицензий на программное обеспечение сторонних производителей. <text:span text:style-name="T43">Необходимо</text:span><text:span text:style-name="T37"> использование программ с открытым исходным кодом для ускорения процесса разработки.</text:span></text:p>
      <text:list xml:id="list194226737498426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Toc303604277"/><text:bookmark-start text:name="_Toc255920779"/><text:bookmark-start text:name="_Toc449717314"/><text:bookmark-start text:name="__RefHeading___Toc2328_3347275963"/>Требования по стандартизации и унификации<text:bookmark-end text:name="_Toc303604277"/><text:bookmark-end text:name="_Toc255920779"/><text:bookmark-end text:name="_Toc449717314"/><text:bookmark-end text:name="__RefHeading___Toc2328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2">Единообразный подход к решению </text:span><text:span text:style-name="T23">однотипных</text:span><text:span text:style-name="T22"> задач должен достигаться: единым программно-техническим способом реализации одинаковых функций системы.</text:span><text:bookmark text:name="_Toc449717315"/><text:bookmark text:name="_Toc303604278"/></text:p>
      <text:list xml:id="list194227293163331" text:continue-numbering="true" text:style-name="WWNum18">
        <text:list-item>
          <text:list>
            <text:list-item>
              <text:list>
                <text:list-item>
                  <text:h text:style-name="P66" text:outline-level="2"><text:bookmark-start text:name="_Ref255995303"/><text:bookmark-start text:name="_Toc303604279"/><text:bookmark-start text:name="_Toc449717316"/><text:bookmark-start text:name="__RefHeading___Toc2332_3347275963"/>Требования к функциям (задачам), выполняемым систем<text:bookmark-end text:name="_Ref255995303"/><text:bookmark-end text:name="_Toc167102193"/>о<text:bookmark-end text:name="_Toc303604279"/><text:bookmark-end text:name="_Toc449717316"/><text:span text:style-name="T44">й</text:span><text:bookmark-end text:name="__RefHeading___Toc2332_3347275963"/></text:h>
                </text:list-item>
              </text:list>
            </text:list-item>
          </text:list>
        </text:list-item>
      </text:list>
      <text:p text:style-name="P44"><text:span text:style-name="T50">Функции п</text:span>одсистем<text:span text:style-name="T50">ы</text:span> формирования отчётности:</text:p>
      <text:list xml:id="list1477312369" text:style-name="L2">
        <text:list-item>
          <text:list>
            <text:list-item>
              <text:list>
                <text:list-item>
                  <text:p text:style-name="P55">Представлять данные в удобном для пользователя виде в браузере.</text:p>
                </text:list-item>
              </text:list>
            </text:list-item>
          </text:list>
        </text:list-item>
      </text:list>
      <text:p text:style-name="P57"><text:span text:style-name="T50">Функции п</text:span>одсистем<text:span text:style-name="T50">ы</text:span> хранения данных:</text:p>
      <text:list xml:id="list194227768331571" text:continue-numbering="true" text:style-name="L2">
        <text:list-item>
          <text:list>
            <text:list-item>
              <text:list>
                <text:list-item>
                  <text:p text:style-name="P55">Обеспечивать хранение данных в базе данных</text:p>
                </text:list-item>
                <text:list-item>
                  <text:p text:style-name="P55">Предоставление доступа к данным пользователям</text:p>
                </text:list-item>
                <text:list-item>
                  <text:p text:style-name="P55">Предоставлять инструменты для редактирования, удаления, добавления и извлечения данных.</text:p>
                </text:list-item>
              </text:list>
            </text:list-item>
          </text:list>
        </text:list-item>
      </text:list>
      <text:p text:style-name="P45"><text:soft-page-break/><text:span text:style-name="T50">Функции подсистемы анализа:</text:span></text:p>
      <text:list text:style-name="L3">
        <text:list-item>
          <text:list>
            <text:list-item>
              <text:list>
                <text:list-item>
                  <text:p text:style-name="P53">Выборка полезных данных из информационного массива с использованием регулярных выражений.</text:p>
                </text:list-item>
                <text:list-item>
                  <text:p text:style-name="P53">Извлечение и фильтрация данных: добавление или удаление строк, символов и иных последовательностей в массивах полезных данных.</text:p>
                </text:list-item>
              </text:list>
            </text:list-item>
          </text:list>
        </text:list-item>
      </text:list>
      <text:p text:style-name="P58"><text:span text:style-name="T50">Функции о</text:span>ткрыт<text:span text:style-name="T50">ого</text:span> ведомственн<text:span text:style-name="T50">ого</text:span> информационный ресурс<text:span text:style-name="T50">а ФА:</text:span></text:p>
      <text:list text:style-name="L4">
        <text:list-item>
          <text:list>
            <text:list-item>
              <text:list>
                <text:list-item>
                  <text:p text:style-name="P54">Обеспечивать приём запросов клиентов.</text:p>
                </text:list-item>
                <text:list-item>
                  <text:p text:style-name="P54">Выполнение скриптов, запуск процессов, согласно параметрам, полученным из клиентских запросов, получение результатов.</text:p>
                </text:list-item>
                <text:list-item>
                  <text:p text:style-name="P54">Передача полученных результатов в подсистему анализа, получение результатов работы системы.</text:p>
                </text:list-item>
                <text:list-item>
                  <text:p text:style-name="P56">Отправка данных в подсистему хранения.</text:p>
                </text:list-item>
                <text:list-item>
                  <text:p text:style-name="P54">Отправка ответов на запросы клиента.</text:p>
                </text:list-item>
              </text:list>
            </text:list-item>
          </text:list>
        </text:list-item>
      </text:list>
      <text:list xml:id="list194226435105405" text:continue-list="list194227293163331" text:style-name="WWNum18">
        <text:list-item>
          <text:list>
            <text:list-item>
              <text:list>
                <text:list-item>
                  <text:h text:style-name="P66" text:outline-level="2"><text:bookmark-start text:name="_Toc303604284"/><text:bookmark-start text:name="_Toc449717321"/><text:bookmark-start text:name="__RefHeading___Toc2342_3347275963"/>Требования к видам обеспечения<text:bookmark-start text:name="_Toc167102209"/><text:bookmark-end text:name="_Toc303604284"/><text:bookmark-end text:name="_Toc449717321"/><text:bookmark-end text:name="__RefHeading___Toc2342_3347275963"/></text:h>
                  <text:list>
                    <text:list-item>
                      <text:h text:style-name="P67" text:outline-level="3"><text:bookmark-start text:name="_Toc303604286"/><text:bookmark-start text:name="_Toc449717323"/><text:bookmark-start text:name="__RefHeading___Toc2346_3347275963"/>Требования к информационному обеспечению<text:bookmark-end text:name="_Toc303604286"/><text:bookmark-end text:name="_Toc449717323"/><text:bookmark-end text:name="__RefHeading___Toc2346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23">Уровень хранения данных в системе должен быть построен на основе современных реляционных или объектно-реляционных СУБД. Для обеспечения целостности данных должны использоваться встроенные механизмы СУБД.</text:p>
      <text:p text:style-name="P30">АС должна использовать кодировку UTF-8.</text:p>
      <text:p text:style-name="P32">Сбор данных в АС <text:span text:style-name="T27">должны </text:span>происходит<text:span text:style-name="T27">ь</text:span> пут<text:span text:style-name="T28">ё</text:span>м взаимодействия пользователя с подсистемой <text:span text:style-name="T38">графического интерфейса</text:span>. Пользователь последовательно <text:span text:style-name="T27">вводит</text:span> данные, необходимые для дальнейшего использования АС. По нажатии <text:span text:style-name="T45">соответствующей</text:span><text:span text:style-name="T27"> </text:span><text:s/>кнопки, данные структурируются, проверяется их корректность. <text:span text:style-name="T27">Д</text:span>анные,<text:span text:style-name="T27"> вв</text:span><text:span text:style-name="T28">е</text:span><text:span text:style-name="T27">д</text:span><text:span text:style-name="T28">ё</text:span><text:span text:style-name="T27">нные пользователем,</text:span> выступают в роли параметров <text:span text:style-name="T38">для модулей сканирования сайтов.</text:span></text:p>
      <text:p text:style-name="P30">Клиент-серверное взаимодействие необходимо реализовать за счет использования протокола HTTP. Взаимодействие между БД и сервером <text:soft-page-break/>(подсистемы контроля доступа) нужно строить с использованием API для доступа к данным БД.</text:p>
      <text:list xml:id="list194227211055871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Toc449717324"/><text:bookmark-start text:name="_Toc303604287"/><text:bookmark-start text:name="__RefHeading___Toc2348_3347275963"/>Требования к лингвистическому обеспечению<text:bookmark-end text:name="_Toc449717324"/><text:bookmark-end text:name="_Toc303604287"/><text:bookmark-end text:name="__RefHeading___Toc2348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29">Для реализации компонентов АС необходимо использовать следующие языки программирования: </text:p>
      <text:p text:style-name="P29">HTML, CSS, JavaScript — использовать для реализации графического интерфейса пользователя <text:span text:style-name="T45">на клиентской части веб-приложения</text:span>. <text:span text:style-name="T45">Дл</text:span>я поддержки веб-приложения мобильными устройствами необходимо использовать фреймворк bootstrap.</text:p>
      <text:p text:style-name="P29">PHP — <text:span text:style-name="T45">использовать фреймворк Laravel для реализации серверной части веб-приложния.</text:span></text:p>
      <text:p text:style-name="P36">Интерфейс программы необходимо реализовать на русском языке.</text:p>
      <text:list xml:id="list194226444862320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_RefHeading___Toc2350_3347275963"/><text:bookmark-start text:name="_Toc449717325"/><text:bookmark-start text:name="_Toc303604288"/>Требования к программному обеспечению<text:bookmark-end text:name="__RefHeading___Toc2350_3347275963"/><text:bookmark-end text:name="_Toc449717325"/><text:bookmark-end text:name="_Toc303604288"/></text:h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38">Для реализации веб-приложения можно использовать любую операционную систему за счёт использования интерпретируемых языков программирования </text:span><text:span text:style-name="T41">на стороне сервера</text:span><text:span text:style-name="T38">. </text:span></text:p>
      <text:list xml:id="list194228096787594" text:continue-numbering="true" text:style-name="WWNum18">
        <text:list-item>
          <text:list>
            <text:list-item>
              <text:list>
                <text:list-item>
                  <text:list>
                    <text:list-item>
                      <text:h text:style-name="P67" text:outline-level="3"><text:bookmark-start text:name="_Toc303604289"/><text:bookmark-start text:name="_Toc449717326"/><text:bookmark-start text:name="__RefHeading___Toc2352_3347275963"/>Требования к техническому обеспечению<text:bookmark-end text:name="_Toc303604289"/><text:bookmark-end text:name="_Toc449717326"/><text:bookmark-end text:name="__RefHeading___Toc2352_3347275963"/></text:h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38">Основным техническим средством, являющимся носителем АС может выступать персональный компьютер. Для корректной работы АС техническое средство должно работать на базе операционной систем Linux </text:span><text:span text:style-name="T45">Kali</text:span><text:span text:style-name="T38">. </text:span><text:span text:style-name="T30"><text:s/></text:span><text:span text:style-name="T29">Требований к наличию иных</text:span><text:span text:style-name="T30"> комплектующих изделий для использования совместно с АС не предъявляется.</text:span><text:bookmark-end text:name="_Toc167102209"/></text:p>
      <text:list xml:id="list194227604946643" text:continue-numbering="true" text:style-name="WWNum18">
        <text:list-item>
          <text:list>
            <text:list-item>
              <text:h text:style-name="P61" text:outline-level="1">Состав и содержание работ по созданию (развитию) системы</text:h>
            </text:list-item>
          </text:list>
        </text:list-item>
      </text:list>
      <text:p text:style-name="P26"><text:span text:style-name="T45">1</text:span>. Разработка прототипа интерфейса. Экспертиза: согласование прототипа с заказчиком. (Срок <text:span text:style-name="T39">__</text:span> неделя)</text:p>
      <text:p text:style-name="P25"><text:span text:style-name="T45">2</text:span><text:span text:style-name="T31">. </text:span>Реализация <text:span text:style-name="T39">базы данных.</text:span> Экспертиза: согласование правильности <text:span text:style-name="T39">организации таблиц БД с заказчиком</text:span>. (Срок <text:span text:style-name="T39">__ </text:span>неделя)</text:p>
      <text:p text:style-name="P25"><text:soft-page-break/><text:span text:style-name="T45">3</text:span>. Разработка физической и логической схемы <text:span text:style-name="T39">АС</text:span>. Экспертиза: демонстрация проделанной работы заказчику. (Срок <text:span text:style-name="T39">__</text:span> неделя).</text:p>
      <text:p text:style-name="P25">4. Разработка макета <text:span text:style-name="T39">АС</text:span>. Экспертиза: демонстрация проделанной работы заказчику. (Срок <text:span text:style-name="T39">__</text:span> неделя).</text:p>
      <text:p text:style-name="P25">5. Отладка и устранение ошибок программы. Экспертиза: демонстрация готовой к вводу в эксплуатации АС. (Срок <text:span text:style-name="T39">__</text:span> неделя)</text:p>
      <text:list xml:id="list194228101089025" text:continue-numbering="true" text:style-name="WWNum18">
        <text:list-item>
          <text:list>
            <text:list-item>
              <text:h text:style-name="P64" text:outline-level="1"><text:bookmark-start text:name="__RefHeading___Toc2372_3347275963"/>Порядок контроля и приёмки системы<text:bookmark-end text:name="__RefHeading___Toc2372_3347275963"/></text:h>
              <text:list>
                <text:list-item>
                  <text:h text:style-name="P65" text:outline-level="2"><text:bookmark-start text:name="_Toc449717337"/><text:bookmark-start text:name="_Toc303604300"/><text:bookmark-start text:name="__RefHeading___Toc2374_3347275963"/>Виды, состав, объем и методы испытаний системы и е<text:span text:style-name="T32">ё</text:span> составных частей<text:bookmark-end text:name="_Toc449717337"/><text:bookmark-end text:name="_Toc303604300"/><text:bookmark-end text:name="__RefHeading___Toc2374_3347275963"/></text:h>
                </text:list-item>
              </text:list>
            </text:list-item>
          </text:list>
        </text:list-item>
      </text:list>
      <text:p text:style-name="P27">Составные части АС должны быть протестированы по окончании стадии разработки программ. Тестирование системы должно <text:span text:style-name="T33">включать обнаружение ошибок в ходе выполнения программы, ошибок в результате некорректных действий пользователя, </text:span><text:span text:style-name="T32">неточностей в работе </text:span><text:span text:style-name="T46">подсистем</text:span><text:span text:style-name="T32">. </text:span><text:span text:style-name="T39">Проверять соответствие рекомендациям OWASP компонентов АС.</text:span></text:p>
      <text:list xml:id="list194228226421468" text:continue-numbering="true" text:style-name="WWNum18">
        <text:list-item>
          <text:list>
            <text:list-item>
              <text:list>
                <text:list-item>
                  <text:h text:style-name="P66" text:outline-level="2"><text:bookmark-start text:name="_Toc449717338"/><text:bookmark-start text:name="_Toc303604301"/><text:bookmark-start text:name="__RefHeading___Toc2376_3347275963"/>Общие требования к при<text:span text:style-name="T32">ё</text:span>мке работ по стадиям<text:bookmark-end text:name="_Toc449717338"/><text:bookmark-end text:name="_Toc303604301"/><text:bookmark-end text:name="__RefHeading___Toc2376_3347275963"/></text:h>
                </text:list-item>
              </text:list>
            </text:list-item>
          </text:list>
        </text:list-item>
      </text:list>
      <text:p text:style-name="P6">Сдача-при<text:span text:style-name="T32">ё</text:span>мка работ производится поэтапно, в соответствии с рабочей программой. <text:span text:style-name="T32">После демонстрации работоспособности АС на каждой стадии разработки происходит согласование текущего функционала, после чего разработка переходит на следующую стадию.</text:span></text:p>
      <text:list xml:id="list194227889008138" text:continue-numbering="true" text:style-name="WWNum18">
        <text:list-item>
          <text:list>
            <text:list-item>
              <text:list>
                <text:list-item>
                  <text:h text:style-name="P66" text:outline-level="2"><text:bookmark-start text:name="_Toc449717339"/><text:bookmark-start text:name="_Toc303604302"/><text:bookmark-start text:name="__RefHeading___Toc2378_3347275963"/>Статус при<text:span text:style-name="T32">ё</text:span>мочной комиссии<text:bookmark-end text:name="_Toc449717339"/><text:bookmark-end text:name="_Toc303604302"/><text:bookmark-end text:name="__RefHeading___Toc2378_3347275963"/></text:h>
                </text:list-item>
              </text:list>
            </text:list-item>
          </text:list>
        </text:list-item>
      </text:list>
      <text:p text:style-name="P24"><text:span text:style-name="T16">При</text:span><text:span text:style-name="T17">ё</text:span><text:span text:style-name="T16">мочная к</text:span><text:span text:style-name="T17">омиссия, организованная КФ МГТУ им. Баумана, осуществляет приёмку работы.</text:span></text:p>
      <text:list xml:id="list194227782379222" text:continue-numbering="true" text:style-name="WWNum18">
        <text:list-item>
          <text:list>
            <text:list-item>
              <text:h text:style-name="P62" text:outline-level="1"><text:bookmark-start text:name="__RefHeading___Toc2380_3347275963"/>Требования к составу и содержанию работ по подготовке объекта автоматизации к вводу системы в действие<text:bookmark-end text:name="__RefHeading___Toc2380_3347275963"/></text:h>
            </text:list-item>
          </text:list>
        </text:list-item>
      </text:list>
      <text:p text:style-name="P30">Для ввода АС в действие необходимо выполнение следующих условий:</text:p>
      <text:p text:style-name="P30"><text:soft-page-break/>1. Наличие установленных <text:span text:style-name="T45">инструмен</text:span><text:span text:style-name="T46">тов</text:span> сканирования сайтов: «nmap», «dirb», «<text:span text:style-name="T46">slowhttptest»</text:span>, «nikto».</text:p>
      <text:p text:style-name="P30"><text:span text:style-name="T45">2</text:span>. Операционная система <text:span text:style-name="T45">под управлением </text:span>Linux.</text:p>
      <text:list xml:id="list194227425950675" text:continue-numbering="true" text:style-name="WWNum18">
        <text:list-item>
          <text:list>
            <text:list-item>
              <text:h text:style-name="P64" text:outline-level="1"><text:bookmark-start text:name="_Toc303604309"/><text:bookmark-start text:name="_Toc449717346"/><text:bookmark-start text:name="_Ref441581642"/><text:bookmark-start text:name="__RefHeading___Toc2392_3347275963"/>Требования к документированию<text:bookmark-end text:name="_Toc303604309"/><text:bookmark-end text:name="_Toc449717346"/><text:bookmark-end text:name="_Ref441581642"/><text:bookmark-end text:name="__RefHeading___Toc2392_3347275963"/><text:bookmark text:name="_Toc449717347"/></text:h>
            </text:list-item>
          </text:list>
        </text:list-item>
      </text:list>
      <text:p text:style-name="P5">Требуется предоставить:</text:p>
      <text:p text:style-name="P5">1. Техническое задание в соответствии с ГОСТ 34.602-89</text:p>
      <text:p text:style-name="P6"><text:span text:style-name="T18">2. Расч</text:span><text:span text:style-name="T19">ё</text:span><text:span text:style-name="T18">тно-пояснительную записку, включающую исследовательскую часть, проектно-конструкторскую часть и проектно-технологическую часть. Расч</text:span><text:span text:style-name="T19">ё</text:span><text:span text:style-name="T18">тно-пояснительная записка выполняется с уч</text:span><text:span text:style-name="T20">ё</text:span><text:span text:style-name="T18">том требований, предусмотренных ГОСТ 7.32-2001 и 2.105-95.</text:span></text:p>
      <text:p text:style-name="P5"/>
      <text:p text:style-name="P6"><text:span text:style-name="T34">ТЕХНИЧЕСКОЕ ЗАДАНИЕ </text:span>СОСТАВИЛ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8">Наименование организации, предприятия</text:p>
          </table:table-cell>
          <table:table-cell table:style-name="Table1.A1" office:value-type="string">
            <text:p text:style-name="P38">Должность исполнителя</text:p>
          </table:table-cell>
          <table:table-cell table:style-name="Table1.A1" office:value-type="string">
            <text:p text:style-name="P38">Фамилия, имя, отчество</text:p>
          </table:table-cell>
          <table:table-cell table:style-name="Table1.A1" office:value-type="string">
            <text:p text:style-name="P38">Подпись</text:p>
          </table:table-cell>
          <table:table-cell table:style-name="Table1.A1" office:value-type="string">
            <text:p text:style-name="P38">Дата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P6"><text:span text:style-name="T34">ТЕХНИЧЕСКОЕ ЗАДАНИЕ </text:span>СОГЛАСОВАНО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 table:style-name="Table2.1">
          <table:table-cell table:style-name="Table2.A1" office:value-type="string">
            <text:p text:style-name="P38">Наименование организации, предприятия</text:p>
          </table:table-cell>
          <table:table-cell table:style-name="Table2.A1" office:value-type="string">
            <text:p text:style-name="P38">Должность исполнителя</text:p>
          </table:table-cell>
          <table:table-cell table:style-name="Table2.A1" office:value-type="string">
            <text:p text:style-name="P38">Фамилия, имя, отчество</text:p>
          </table:table-cell>
          <table:table-cell table:style-name="Table2.A1" office:value-type="string">
            <text:p text:style-name="P38">Подпись</text:p>
          </table:table-cell>
          <table:table-cell table:style-name="Table2.A1" office:value-type="string">
            <text:p text:style-name="P38">Дата</text:p>
          </table:table-cell>
        </table:table-row>
        <table:table-row table:style-name="Table2.2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C2" office:value-type="string">
            <text:p text:style-name="P37"/>
          </table:table-cell>
          <table:table-cell table:style-name="Table2.D2" office:value-type="string">
            <text:p text:style-name="P37"/>
          </table:table-cell>
          <table:table-cell table:style-name="Table2.E2" office:value-type="string">
            <text:p text:style-name="P37"/>
          </table:table-cell>
        </table:table-row>
      </table:table>
      <text:p text:style-name="P39"/>
      <text:p text:style-name="P39"><text:tab/><text:span text:style-name="T49">СПИСОК ПРИНЯТЫХ СОКРАЩЕНИЙ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АС</text:p>
          </table:table-cell>
          <table:table-cell table:style-name="Table3.B1" office:value-type="string">
            <text:p text:style-name="P10">Автоматизированная система</text:p>
          </table:table-cell>
        </table:table-row>
        <table:table-row table:style-name="Table3.1">
          <table:table-cell table:style-name="Table3.A2" office:value-type="string">
            <text:p text:style-name="P10"><text:span text:style-name="T42">ИБ</text:span> </text:p>
          </table:table-cell>
          <table:table-cell table:style-name="Table3.B2" office:value-type="string">
            <text:p text:style-name="P33">Информационная безопасность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d_5f_text" style:display-name="td_text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501cm" style:auto-text-indent="false" style:writing-mode="lr-tb"/>
      <style:text-properties style:font-name="Times New Roman3" fo:font-family="'Times New Roman'" style:font-style-name="Regular" style:font-family-generic="roman" fo:font-size="14pt" style:font-size-asian="12pt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Bold" style:font-family-generic="roman" fo:font-size="14pt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line-height="150%" fo:text-align="justify" style:justify-single-word="false" fo:text-indent="0.499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line-height="150%" fo:text-align="justify" style:justify-single-word="false" fo:text-indent="1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/>
    </style:style>
    <style:style style:name="Contents_20_4" style:display-name="Contents 4" style:family="paragraph" style:parent-style-name="Contents_20_3" style:next-style-name="Standard" style:class="index">
      <style:paragraph-properties fo:margin-left="0cm" fo:margin-right="0cm" fo:line-height="100%" fo:text-indent="1.499cm" style:auto-text-indent="false"/>
      <style:text-properties fo:font-size="14pt"/>
    </style:style>
    <style:style style:name="td_5f_toc_5f_caption_5f_level_5f_1" style:display-name="td_toc_caption_level_1" style:family="paragraph" style:next-style-name="td_5f_text" style:default-outline-level="1" style:list-style-name="WWNum18" style:master-page-name="">
      <style:paragraph-properties fo:margin-left="0cm" fo:margin-right="0cm" fo:margin-top="0.3cm" fo:margin-bottom="0cm" style:contextual-spacing="false" fo:line-height="150%" fo:text-align="justify" style:justify-single-word="false" fo:orphans="2" fo:widows="2" fo:text-indent="0cm" style:auto-text-indent="false" style:page-number="auto" fo:break-before="auto" fo:break-after="auto" fo:keep-with-next="always" style:writing-mode="lr-tb">
        <style:tab-stops/>
      </style:paragraph-properties>
      <style:text-properties style:font-name="Times New Roman2" fo:font-family="'Times New Roman'" style:font-style-name="Bold" style:font-family-generic="roman" fo:font-size="14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d_5f_toc_5f_caption_5f_level_5f_2" style:display-name="td_toc_caption_level_2" style:family="paragraph" style:next-style-name="td_5f_text" style:default-outline-level="2" style:list-style-name="WWNum18" style:list-level="2">
      <style:paragraph-properties fo:margin-left="1.499cm" fo:margin-right="0cm" fo:margin-top="0.212cm" fo:margin-bottom="0.212cm" style:contextual-spacing="false" fo:line-height="150%" fo:text-align="justify" style:justify-single-word="false" fo:orphans="2" fo:widows="2" fo:text-indent="0cm" style:auto-text-indent="true" fo:keep-with-next="always" style:writing-mode="lr-tb"/>
      <style:text-properties style:font-name="Arial" fo:font-family="Arial" style:font-family-generic="roman" fo:font-size="12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d_5f_toc_5f_caption_5f_level_5f_3" style:display-name="td_toc_caption_level_3" style:family="paragraph" style:next-style-name="td_5f_text" style:default-outline-level="3" style:list-style-name="WWNum18" style:list-level="3">
      <style:paragraph-properties fo:margin-top="0.212cm" fo:margin-bottom="0.212cm" style:contextual-spacing="false" fo:line-height="150%" fo:text-align="justify" style:justify-single-word="false" fo:orphans="2" fo:widows="2" fo:keep-with-next="always" style:writing-mode="lr-tb"/>
      <style:text-properties style:font-name="Arial" fo:font-family="Arial" style:font-family-generic="roman" fo:font-size="12pt" fo:font-weight="bold" style:letter-kerning="true" style:font-size-asian="12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Упорядоченное_20_перечисление" style:display-name="Упорядоченное перечисление" style:family="paragraph" style:parent-style-name="Standard" style:list-style-name="WW8Num20">
      <style:paragraph-properties fo:line-height="150%"/>
    </style:style>
    <style:style style:name="_21_Обычный_20_текст" style:display-name="!Обычный текст" style:family="paragraph" style:parent-style-name="Упорядоченное_20_перечисление" style:list-style-name="">
      <style:paragraph-properties fo:margin-left="0cm" fo:margin-right="0cm" fo:text-indent="1cm" style:auto-text-indent="false"/>
      <style:text-properties fo:font-size="14pt" style:font-size-asian="14pt" style:font-size-complex="14pt"/>
    </style:style>
    <style:style style:name="td_5f_table_5f_caption" style:display-name="td_table_caption" style:family="paragraph" style:next-style-name="td_5f_table_5f_text">
      <style:paragraph-properties fo:margin-top="0.212cm" fo:margin-bottom="0cm" style:contextual-spacing="false" fo:line-height="150%" fo:text-align="center" style:justify-single-word="false" fo:orphans="2" fo:widows="2" fo:keep-with-next="always" style:writing-mode="lr-tb"/>
      <style:text-properties style:font-name="Arial" fo:font-family="Arial" style:font-family-generic="roman" fo:font-size="12pt" fo:font-weight="bold" style:font-size-asian="12pt" style:font-weight-asian="bold" style:font-size-complex="12pt"/>
    </style:style>
    <style:style style:name="td_5f_table_5f_text" style:display-name="td_table_text" style:family="paragraph">
      <style:paragraph-properties fo:margin-top="0cm" fo:margin-bottom="0cm" style:contextual-spacing="false" fo:line-height="150%" fo:text-align="start" style:justify-single-word="false" fo:orphans="2" fo:widows="2" style:writing-mode="lr-tb">
        <style:tab-stops>
          <style:tab-stop style:position="0cm"/>
        </style:tab-stops>
      </style:paragraph-properties>
      <style:text-properties style:font-name="Arial" fo:font-family="Arial" style:font-family-generic="roman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fo:font-size="14pt" fo:letter-spacing="normal" fo:font-style="normal" fo:text-shadow="none" style:text-underline-style="none" fo:font-weight="bold" style:text-blinking="false" style:font-size-asian="12.25pt" style:font-style-asian="normal" style:font-weight-asian="bold" style:font-size-complex="14pt" style:font-style-complex="normal" style:text-emphasize="none" style:font-relief="none" text:display="tru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fo:font-size="14pt" fo:font-style="normal" fo:text-shadow="none" fo:font-weight="bold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relief="none" text:display="tru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fo:font-size="14pt" fo:font-style="normal" fo:text-shadow="none" fo:font-weight="bold" style:font-size-asian="12.25pt" style:font-style-asian="normal" style:font-weight-asian="bold" style:font-size-complex="14pt" style:font-relief="none" text:display="true"/>
    </style:style>
    <style:style style:name="ListLabel_20_77" style:display-name="ListLabel 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fo:font-size="14pt" fo:letter-spacing="normal" fo:font-style="normal" fo:text-shadow="none" style:text-underline-style="none" fo:font-weight="bold" style:letter-kerning="false" style:font-size-asian="12.25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normal" style:text-emphasize="none" style:font-relief="none" text:display="tru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font-style="normal" fo:text-shadow="none" fo:font-weight="bold" style:font-size-asian="12pt" style:font-style-asian="normal" style:font-weight-asian="bold" style:font-relief="none" text:display="tru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font-style="normal" fo:text-shadow="none" fo:font-weight="bold" style:font-size-asian="12pt" style:font-style-asian="normal" style:font-weight-asian="bold" style:font-relief="none" text:display="true"/>
    </style:style>
    <style:style style:name="ListLabel_20_80" style:display-name="ListLabel 80" style:family="text"/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text-shadow="none" style:font-size-asian="12pt" style:font-relief="none" text:display="tru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fo:font-size="12pt" fo:font-style="normal" fo:text-shadow="none" fo:font-weight="normal" style:font-size-asian="12pt" style:font-style-asian="normal" style:font-weight-asian="normal" style:font-relief="none" text:display="tru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676cm" fo:text-indent="-3.175cm" fo:margin-left="4.676cm"/>
        </style:list-level-properties>
      </text:list-level-style-number>
      <text:list-level-style-number text:level="8" text:style-name="ListLabel_20_81" loext:num-list-format="Рисунок %8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ListLabel_20_82" loext:num-list-format="Таблица %9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632cm" fo:text-indent="-0.63cm" fo:margin-left="1.632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text:list-tab-stop-position="0.404cm" fo:text-indent="-0.635cm" fo:margin-left="0.40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674cm" fo:text-indent="-0.635cm" fo:margin-left="1.674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2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page-number text:select-page="current" text:page-adjust="2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0:34:40.479895047</meta:creation-date>
    <dc:date>2022-11-19T19:42:09.499831036</dc:date>
    <meta:editing-duration>PT16H26M18S</meta:editing-duration>
    <meta:editing-cycles>37</meta:editing-cycles>
    <meta:generator>LibreOffice/7.4.1.2$Linux_X86_64 LibreOffice_project/40$Build-2</meta:generator>
    <meta:document-statistic meta:table-count="3" meta:image-count="0" meta:object-count="0" meta:page-count="9" meta:paragraph-count="127" meta:word-count="1463" meta:character-count="12191" meta:non-whitespace-character-count="10882"/>
  </office:meta>
</office:document-meta>
</file>